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myStudy33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yStudy3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yStatistics42</text:p>
          </table:table-cell>
          <table:table-cell table:style-name="ce11" table:number-columns-repeated="6"/>
          <table:table-cell table:style-name="ce3" office:value-type="string" calcext:value-type="string">
            <text:p>zAntique32</text:p>
          </table:table-cell>
          <table:table-cell table:style-name="ce11" table:number-columns-repeated="6"/>
          <table:table-cell table:style-name="ce3" office:value-type="string" calcext:value-type="string">
            <text:p>xInvincible37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essenc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cul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bran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cstas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url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ymphony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urance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ric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hoic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locatio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execution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aeri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kil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ill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ell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at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nimat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t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ar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a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ar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yramid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pid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d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fron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u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hi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oke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zen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e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diamond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rand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ound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append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lend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hand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arde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ve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ildre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ontinen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ent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id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ui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voi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una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ta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lea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i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hym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him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al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rill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hysical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rtua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ermina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ersion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ution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iss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vigilanc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forc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stl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ecurit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obabili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quantum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facili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craf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bYounger3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Sequential44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yStudy33" style:display-name="PageStyle_myStudy3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7" meta:object-count="0"/>
    <meta:generator>LibreOfficeDev/6.0.5.2$Linux_X86_64 LibreOffice_project/</meta:generator>
  </office:meta>
</office:document-meta>
</file>